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9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8.42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4.0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wrap-option="wrap" fo:border-left="none" fo:border-right="0.06pt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iscretInputs" table:style-name="ta1">
        <table:table-column table:style-name="co1" table:number-columns-repeated="2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1020" table:default-cell-style-name="ce17"/>
        <table:table-row table:style-name="ro1">
          <table:table-cell table:style-name="ce16" office:value-type="string" calcext:value-type="string" table:number-columns-spanned="2" table:number-rows-spanned="1">
            <text:p>Тип регистра:</text:p>
          </table:table-cell>
          <table:covered-table-cell table:style-name="ce23"/>
          <table:table-cell table:style-name="ce24" office:value-type="string" calcext:value-type="string" table:number-columns-spanned="2" table:number-rows-spanned="1">
            <text:p>битовый регистр</text:p>
          </table:table-cell>
          <table:covered-table-cell table:style-name="ce1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Адрес</text:p>
          </table:table-cell>
          <table:covered-table-cell table:style-name="ce23"/>
          <table:table-cell table:style-name="ce25" office:value-type="string" calcext:value-type="string" table:number-columns-spanned="1" table:number-rows-spanned="2">
            <text:p>Поддерживаемые операции</text:p>
          </table:table-cell>
          <table:table-cell table:style-name="ce3" office:value-type="string" calcext:value-type="string" table:number-columns-spanned="1" table:number-rows-spanned="2">
            <text:p>Описание регистра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c</text:p>
          </table:table-cell>
          <table:table-cell table:style-name="ce4" office:value-type="string" calcext:value-type="string">
            <text:p>hex</text:p>
          </table:table-cell>
          <table:covered-table-cell table:style-name="ce4"/>
          <table:covered-table-cell table:style-name="ce11"/>
          <table:table-cell table:number-columns-repeated="1020"/>
        </table:table-row>
        <table:table-row table:style-name="ro1">
          <table:table-cell table:style-name="ce20" table:formula="of:=0" office:value-type="float" office:value="0" calcext:value-type="float">
            <text:p>0</text:p>
          </table:table-cell>
          <table:table-cell table:style-name="ce20" table:formula="of:=&quot;0x&quot;&amp;DEC2HEX([.A5];2)" office:value-type="string" office:string-value="0x00" calcext:value-type="string">
            <text:p>0x00</text:p>
          </table:table-cell>
          <table:table-cell table:style-name="ce20" office:value-type="string" calcext:value-type="string">
            <text:p>Only read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21" table:formula="of:=[.A5]+1" office:value-type="float" office:value="1" calcext:value-type="float">
            <text:p>1</text:p>
          </table:table-cell>
          <table:table-cell table:style-name="ce21" table:formula="of:=&quot;0x&quot;&amp;DEC2HEX([.A6];2)" office:value-type="string" office:string-value="0x01" calcext:value-type="string">
            <text:p>0x01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Флаг, указывающий на возникновение события перезапуска устройства от ждущего таймера; FALSE – перезапуска не было, TRUE – перезапуск был.</text:p>
          </table:table-cell>
          <table:table-cell table:number-columns-repeated="1020"/>
        </table:table-row>
        <table:table-row table:style-name="ro2">
          <table:table-cell table:style-name="ce21" table:formula="of:=[.A6]+1" office:value-type="float" office:value="2" calcext:value-type="float">
            <text:p>2</text:p>
          </table:table-cell>
          <table:table-cell table:style-name="ce21" table:formula="of:=&quot;0x&quot;&amp;DEC2HEX([.A7];2)" office:value-type="string" office:string-value="0x02" calcext:value-type="string">
            <text:p>0x02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Флаг, указывающие на наличие напряжения питания +5 В, необходимого для работы ЦАП; FALSE – напряжение есть, TRUE – напряжения нет.</text:p>
          </table:table-cell>
          <table:table-cell table:number-columns-repeated="1020"/>
        </table:table-row>
        <table:table-row table:style-name="ro2">
          <table:table-cell table:style-name="ce21" table:formula="of:=[.A7]+1" office:value-type="float" office:value="3" calcext:value-type="float">
            <text:p>3</text:p>
          </table:table-cell>
          <table:table-cell table:style-name="ce21" table:formula="of:=&quot;0x&quot;&amp;DEC2HEX([.A8];2)" office:value-type="string" office:string-value="0x03" calcext:value-type="string">
            <text:p>0x03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Флаг, указывающие на наличие напряжения питания +15 и -15 В, необходимого для работы АЦП; FALSE – напряжение есть, TRUE – напряжения нет.</text:p>
          </table:table-cell>
          <table:table-cell table:number-columns-repeated="1020"/>
        </table:table-row>
        <table:table-row table:style-name="ro2">
          <table:table-cell table:style-name="ce21" table:formula="of:=[.A8]+1" office:value-type="float" office:value="4" calcext:value-type="float">
            <text:p>4</text:p>
          </table:table-cell>
          <table:table-cell table:style-name="ce21" table:formula="of:=&quot;0x&quot;&amp;DEC2HEX([.A9];2)" office:value-type="string" office:string-value="0x04" calcext:value-type="string">
            <text:p>0x04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Флаг, указывающие на наличие напряжения питания +15 и -15 В, необходимого для работы ЦАП; FALSE – напряжение есть, TRUE – напряжения нет.</text:p>
          </table:table-cell>
          <table:table-cell table:number-columns-repeated="1020"/>
        </table:table-row>
        <table:table-row table:style-name="ro1">
          <table:table-cell table:style-name="ce21" table:formula="of:=[.A9]+1" office:value-type="float" office:value="5" calcext:value-type="float">
            <text:p>5</text:p>
          </table:table-cell>
          <table:table-cell table:style-name="ce21" table:formula="of:=&quot;0x&quot;&amp;DEC2HEX([.A10];2)" office:value-type="string" office:string-value="0x05" calcext:value-type="string">
            <text:p>0x05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10]+1" office:value-type="float" office:value="6" calcext:value-type="float">
            <text:p>6</text:p>
          </table:table-cell>
          <table:table-cell table:style-name="ce21" table:formula="of:=&quot;0x&quot;&amp;DEC2HEX([.A11];2)" office:value-type="string" office:string-value="0x06" calcext:value-type="string">
            <text:p>0x06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21" table:formula="of:=[.A11]+1" office:value-type="float" office:value="7" calcext:value-type="float">
            <text:p>7</text:p>
          </table:table-cell>
          <table:table-cell table:style-name="ce21" table:formula="of:=&quot;0x&quot;&amp;DEC2HEX([.A12];2)" office:value-type="string" office:string-value="0x07" calcext:value-type="string">
            <text:p>0x07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Флаг, указывающий на возникновение ошибки от лазерной головы; FALSE – ошибки нет, TRUE – возникла ошибка.</text:p>
          </table:table-cell>
          <table:table-cell table:number-columns-repeated="1020"/>
        </table:table-row>
        <table:table-row table:style-name="ro1">
          <table:table-cell table:style-name="ce21" table:formula="of:=[.A12]+1" office:value-type="float" office:value="8" calcext:value-type="float">
            <text:p>8</text:p>
          </table:table-cell>
          <table:table-cell table:style-name="ce21" table:formula="of:=&quot;0x&quot;&amp;DEC2HEX([.A13];2)" office:value-type="string" office:string-value="0x08" calcext:value-type="string">
            <text:p>0x08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13]+1" office:value-type="float" office:value="9" calcext:value-type="float">
            <text:p>9</text:p>
          </table:table-cell>
          <table:table-cell table:style-name="ce21" table:formula="of:=&quot;0x&quot;&amp;DEC2HEX([.A14];2)" office:value-type="string" office:string-value="0x09" calcext:value-type="string">
            <text:p>0x09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14]+1" office:value-type="float" office:value="10" calcext:value-type="float">
            <text:p>10</text:p>
          </table:table-cell>
          <table:table-cell table:style-name="ce21" table:formula="of:=&quot;0x&quot;&amp;DEC2HEX([.A15];2)" office:value-type="string" office:string-value="0x0A" calcext:value-type="string">
            <text:p>0x0A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15]+1" office:value-type="float" office:value="11" calcext:value-type="float">
            <text:p>11</text:p>
          </table:table-cell>
          <table:table-cell table:style-name="ce21" table:formula="of:=&quot;0x&quot;&amp;DEC2HEX([.A16];2)" office:value-type="string" office:string-value="0x0B" calcext:value-type="string">
            <text:p>0x0B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16]+1" office:value-type="float" office:value="12" calcext:value-type="float">
            <text:p>12</text:p>
          </table:table-cell>
          <table:table-cell table:style-name="ce21" table:formula="of:=&quot;0x&quot;&amp;DEC2HEX([.A17];2)" office:value-type="string" office:string-value="0x0C" calcext:value-type="string">
            <text:p>0x0C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17]+1" office:value-type="float" office:value="13" calcext:value-type="float">
            <text:p>13</text:p>
          </table:table-cell>
          <table:table-cell table:style-name="ce21" table:formula="of:=&quot;0x&quot;&amp;DEC2HEX([.A18];2)" office:value-type="string" office:string-value="0x0D" calcext:value-type="string">
            <text:p>0x0D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18]+1" office:value-type="float" office:value="14" calcext:value-type="float">
            <text:p>14</text:p>
          </table:table-cell>
          <table:table-cell table:style-name="ce21" table:formula="of:=&quot;0x&quot;&amp;DEC2HEX([.A19];2)" office:value-type="string" office:string-value="0x0E" calcext:value-type="string">
            <text:p>0x0E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19]+1" office:value-type="float" office:value="15" calcext:value-type="float">
            <text:p>15</text:p>
          </table:table-cell>
          <table:table-cell table:style-name="ce21" table:formula="of:=&quot;0x&quot;&amp;DEC2HEX([.A20];2)" office:value-type="string" office:string-value="0x0F" calcext:value-type="string">
            <text:p>0x0F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20]+1" office:value-type="float" office:value="16" calcext:value-type="float">
            <text:p>16</text:p>
          </table:table-cell>
          <table:table-cell table:style-name="ce21" table:formula="of:=&quot;0x&quot;&amp;DEC2HEX([.A21];2)" office:value-type="string" office:string-value="0x10" calcext:value-type="string">
            <text:p>0x10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21]+1" office:value-type="float" office:value="17" calcext:value-type="float">
            <text:p>17</text:p>
          </table:table-cell>
          <table:table-cell table:style-name="ce21" table:formula="of:=&quot;0x&quot;&amp;DEC2HEX([.A22];2)" office:value-type="string" office:string-value="0x11" calcext:value-type="string">
            <text:p>0x11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22]+1" office:value-type="float" office:value="18" calcext:value-type="float">
            <text:p>18</text:p>
          </table:table-cell>
          <table:table-cell table:style-name="ce21" table:formula="of:=&quot;0x&quot;&amp;DEC2HEX([.A23];2)" office:value-type="string" office:string-value="0x12" calcext:value-type="string">
            <text:p>0x12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23]+1" office:value-type="float" office:value="19" calcext:value-type="float">
            <text:p>19</text:p>
          </table:table-cell>
          <table:table-cell table:style-name="ce21" table:formula="of:=&quot;0x&quot;&amp;DEC2HEX([.A24];2)" office:value-type="string" office:string-value="0x13" calcext:value-type="string">
            <text:p>0x13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21" table:formula="of:=[.A24]+1" office:value-type="float" office:value="20" calcext:value-type="float">
            <text:p>20</text:p>
          </table:table-cell>
          <table:table-cell table:style-name="ce21" table:formula="of:=&quot;0x&quot;&amp;DEC2HEX([.A25];2)" office:value-type="string" office:string-value="0x14" calcext:value-type="string">
            <text:p>0x14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Дискретный вход №1; FALSE – вход притянут к земле, TRUE – вход находится в Z-состоянии, либо на вход подано +24 В.</text:p>
          </table:table-cell>
          <table:table-cell table:number-columns-repeated="1020"/>
        </table:table-row>
        <table:table-row table:style-name="ro3">
          <table:table-cell table:style-name="ce21" table:formula="of:=[.A25]+1" office:value-type="float" office:value="21" calcext:value-type="float">
            <text:p>21</text:p>
          </table:table-cell>
          <table:table-cell table:style-name="ce21" table:formula="of:=&quot;0x&quot;&amp;DEC2HEX([.A26];2)" office:value-type="string" office:string-value="0x15" calcext:value-type="string">
            <text:p>0x15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Дискретный вход №2; FALSE – вход притянут к земле, TRUE – вход находится в Z-состоянии, либо на вход подано +24 В.</text:p>
          </table:table-cell>
          <table:table-cell table:number-columns-repeated="1020"/>
        </table:table-row>
        <table:table-row table:style-name="ro3">
          <table:table-cell table:style-name="ce21" table:formula="of:=[.A26]+1" office:value-type="float" office:value="22" calcext:value-type="float">
            <text:p>22</text:p>
          </table:table-cell>
          <table:table-cell table:style-name="ce21" table:formula="of:=&quot;0x&quot;&amp;DEC2HEX([.A27];2)" office:value-type="string" office:string-value="0x16" calcext:value-type="string">
            <text:p>0x16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Дискретный вход №3; FALSE – вход притянут к земле, TRUE – вход находится в Z-состоянии, либо на вход подано +24 В.</text:p>
          </table:table-cell>
          <table:table-cell table:number-columns-repeated="1020"/>
        </table:table-row>
        <table:table-row table:style-name="ro3">
          <table:table-cell table:style-name="ce21" table:formula="of:=[.A27]+1" office:value-type="float" office:value="23" calcext:value-type="float">
            <text:p>23</text:p>
          </table:table-cell>
          <table:table-cell table:style-name="ce21" table:formula="of:=&quot;0x&quot;&amp;DEC2HEX([.A28];2)" office:value-type="string" office:string-value="0x17" calcext:value-type="string">
            <text:p>0x17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Дискретный вход №4; FALSE – вход притянут к земле, TRUE – вход находится в Z-состоянии, либо на вход подано +24 В.</text:p>
          </table:table-cell>
          <table:table-cell table:number-columns-repeated="1020"/>
        </table:table-row>
        <table:table-row table:style-name="ro3">
          <table:table-cell table:style-name="ce21" table:formula="of:=[.A28]+1" office:value-type="float" office:value="24" calcext:value-type="float">
            <text:p>24</text:p>
          </table:table-cell>
          <table:table-cell table:style-name="ce21" table:formula="of:=&quot;0x&quot;&amp;DEC2HEX([.A29];2)" office:value-type="string" office:string-value="0x18" calcext:value-type="string">
            <text:p>0x18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Дискретный вход №5; FALSE – вход притянут к земле, TRUE – вход находится в Z-состоянии, либо на вход подано +24 В.</text:p>
          </table:table-cell>
          <table:table-cell table:number-columns-repeated="1020"/>
        </table:table-row>
        <table:table-row table:style-name="ro3">
          <table:table-cell table:style-name="ce21" table:formula="of:=[.A29]+1" office:value-type="float" office:value="25" calcext:value-type="float">
            <text:p>25</text:p>
          </table:table-cell>
          <table:table-cell table:style-name="ce21" table:formula="of:=&quot;0x&quot;&amp;DEC2HEX([.A30];2)" office:value-type="string" office:string-value="0x19" calcext:value-type="string">
            <text:p>0x19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Дискретный вход №6; FALSE – вход притянут к земле, TRUE – вход находится в Z-состоянии, либо на вход подано +24 В.</text:p>
          </table:table-cell>
          <table:table-cell table:number-columns-repeated="1020"/>
        </table:table-row>
        <table:table-row table:style-name="ro3">
          <table:table-cell table:style-name="ce21" table:formula="of:=[.A30]+1" office:value-type="float" office:value="26" calcext:value-type="float">
            <text:p>26</text:p>
          </table:table-cell>
          <table:table-cell table:style-name="ce21" table:formula="of:=&quot;0x&quot;&amp;DEC2HEX([.A31];2)" office:value-type="string" office:string-value="0x1A" calcext:value-type="string">
            <text:p>0x1A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Дискретный вход №7; FALSE – вход притянут к земле, TRUE – вход находится в Z-состоянии, либо на вход подано +24 В.</text:p>
          </table:table-cell>
          <table:table-cell table:number-columns-repeated="1020"/>
        </table:table-row>
        <table:table-row table:style-name="ro3">
          <table:table-cell table:style-name="ce21" table:formula="of:=[.A31]+1" office:value-type="float" office:value="27" calcext:value-type="float">
            <text:p>27</text:p>
          </table:table-cell>
          <table:table-cell table:style-name="ce21" table:formula="of:=&quot;0x&quot;&amp;DEC2HEX([.A32];2)" office:value-type="string" office:string-value="0x1B" calcext:value-type="string">
            <text:p>0x1B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Дискретный вход №8; FALSE – вход притянут к земле, TRUE – вход находится в Z-состоянии, либо на вход подано +24 В.</text:p>
          </table:table-cell>
          <table:table-cell table:number-columns-repeated="1020"/>
        </table:table-row>
        <table:table-row table:style-name="ro3">
          <table:table-cell table:style-name="ce21" table:formula="of:=[.A32]+1" office:value-type="float" office:value="28" calcext:value-type="float">
            <text:p>28</text:p>
          </table:table-cell>
          <table:table-cell table:style-name="ce21" table:formula="of:=&quot;0x&quot;&amp;DEC2HEX([.A33];2)" office:value-type="string" office:string-value="0x1C" calcext:value-type="string">
            <text:p>0x1C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Дискретный вход №9; FALSE – вход притянут к земле, TRUE – вход находится в Z-состоянии, либо на вход подано +24 В.</text:p>
          </table:table-cell>
          <table:table-cell table:number-columns-repeated="1020"/>
        </table:table-row>
        <table:table-row table:style-name="ro3">
          <table:table-cell table:style-name="ce21" table:formula="of:=[.A33]+1" office:value-type="float" office:value="29" calcext:value-type="float">
            <text:p>29</text:p>
          </table:table-cell>
          <table:table-cell table:style-name="ce21" table:formula="of:=&quot;0x&quot;&amp;DEC2HEX([.A34];2)" office:value-type="string" office:string-value="0x1D" calcext:value-type="string">
            <text:p>0x1D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Дискретный вход №10; FALSE – вход притянут к земле, TRUE – вход находится в Z-состоянии, либо на вход подано +24 В.</text:p>
          </table:table-cell>
          <table:table-cell table:number-columns-repeated="1020"/>
        </table:table-row>
        <table:table-row table:style-name="ro3">
          <table:table-cell table:style-name="ce21" table:formula="of:=[.A34]+1" office:value-type="float" office:value="30" calcext:value-type="float">
            <text:p>30</text:p>
          </table:table-cell>
          <table:table-cell table:style-name="ce21" table:formula="of:=&quot;0x&quot;&amp;DEC2HEX([.A35];2)" office:value-type="string" office:string-value="0x1E" calcext:value-type="string">
            <text:p>0x1E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Дискретный вход №11; FALSE – вход притянут к земле, TRUE – вход находится в Z-состоянии, либо на вход подано +24 В.</text:p>
          </table:table-cell>
          <table:table-cell table:number-columns-repeated="1020"/>
        </table:table-row>
        <table:table-row table:style-name="ro3">
          <table:table-cell table:style-name="ce21" table:formula="of:=[.A35]+1" office:value-type="float" office:value="31" calcext:value-type="float">
            <text:p>31</text:p>
          </table:table-cell>
          <table:table-cell table:style-name="ce21" table:formula="of:=&quot;0x&quot;&amp;DEC2HEX([.A36];2)" office:value-type="string" office:string-value="0x1F" calcext:value-type="string">
            <text:p>0x1F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Дискретный вход №12; FALSE – вход притянут к земле, TRUE – вход находится в Z-состоянии, либо на вход подано +24 В.</text:p>
          </table:table-cell>
          <table:table-cell table:number-columns-repeated="1020"/>
        </table:table-row>
        <table:table-row table:style-name="ro3">
          <table:table-cell table:style-name="ce21" table:formula="of:=[.A36]+1" office:value-type="float" office:value="32" calcext:value-type="float">
            <text:p>32</text:p>
          </table:table-cell>
          <table:table-cell table:style-name="ce21" table:formula="of:=&quot;0x&quot;&amp;DEC2HEX([.A37];2)" office:value-type="string" office:string-value="0x20" calcext:value-type="string">
            <text:p>0x20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Дискретный вход №13; FALSE – вход притянут к земле, TRUE – вход находится в Z-состоянии, либо на вход подано +24 В.</text:p>
          </table:table-cell>
          <table:table-cell table:number-columns-repeated="1020"/>
        </table:table-row>
        <table:table-row table:style-name="ro3">
          <table:table-cell table:style-name="ce21" table:formula="of:=[.A37]+1" office:value-type="float" office:value="33" calcext:value-type="float">
            <text:p>33</text:p>
          </table:table-cell>
          <table:table-cell table:style-name="ce21" table:formula="of:=&quot;0x&quot;&amp;DEC2HEX([.A38];2)" office:value-type="string" office:string-value="0x21" calcext:value-type="string">
            <text:p>0x21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Дискретный вход №14; FALSE – вход притянут к земле, TRUE – вход находится в Z-состоянии, либо на вход подано +24 В.</text:p>
          </table:table-cell>
          <table:table-cell table:number-columns-repeated="1020"/>
        </table:table-row>
        <table:table-row table:style-name="ro3">
          <table:table-cell table:style-name="ce21" table:formula="of:=[.A38]+1" office:value-type="float" office:value="34" calcext:value-type="float">
            <text:p>34</text:p>
          </table:table-cell>
          <table:table-cell table:style-name="ce21" table:formula="of:=&quot;0x&quot;&amp;DEC2HEX([.A39];2)" office:value-type="string" office:string-value="0x22" calcext:value-type="string">
            <text:p>0x22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Дискретный вход №15; FALSE – вход притянут к земле, TRUE – вход находится в Z-состоянии, либо на вход подано +24 В.</text:p>
          </table:table-cell>
          <table:table-cell table:number-columns-repeated="1020"/>
        </table:table-row>
        <table:table-row table:style-name="ro3">
          <table:table-cell table:style-name="ce21" table:formula="of:=[.A39]+1" office:value-type="float" office:value="35" calcext:value-type="float">
            <text:p>35</text:p>
          </table:table-cell>
          <table:table-cell table:style-name="ce21" table:formula="of:=&quot;0x&quot;&amp;DEC2HEX([.A40];2)" office:value-type="string" office:string-value="0x23" calcext:value-type="string">
            <text:p>0x23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Дискретный вход №16; FALSE – вход притянут к земле, TRUE – вход находится в Z-состоянии, либо на вход подано +24 В.</text:p>
          </table:table-cell>
          <table:table-cell table:number-columns-repeated="1020"/>
        </table:table-row>
        <table:table-row table:style-name="ro1">
          <table:table-cell table:style-name="ce21" table:formula="of:=[.A40]+1" office:value-type="float" office:value="36" calcext:value-type="float">
            <text:p>36</text:p>
          </table:table-cell>
          <table:table-cell table:style-name="ce21" table:formula="of:=&quot;0x&quot;&amp;DEC2HEX([.A41];2)" office:value-type="string" office:string-value="0x24" calcext:value-type="string">
            <text:p>0x24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41]+1" office:value-type="float" office:value="37" calcext:value-type="float">
            <text:p>37</text:p>
          </table:table-cell>
          <table:table-cell table:style-name="ce21" table:formula="of:=&quot;0x&quot;&amp;DEC2HEX([.A42];2)" office:value-type="string" office:string-value="0x25" calcext:value-type="string">
            <text:p>0x25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42]+1" office:value-type="float" office:value="38" calcext:value-type="float">
            <text:p>38</text:p>
          </table:table-cell>
          <table:table-cell table:style-name="ce21" table:formula="of:=&quot;0x&quot;&amp;DEC2HEX([.A43];2)" office:value-type="string" office:string-value="0x26" calcext:value-type="string">
            <text:p>0x26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2" table:formula="of:=[.A43]+1" office:value-type="float" office:value="39" calcext:value-type="float">
            <text:p>39</text:p>
          </table:table-cell>
          <table:table-cell table:style-name="ce22" table:formula="of:=&quot;0x&quot;&amp;DEC2HEX([.A44];2)" office:value-type="string" office:string-value="0x27" calcext:value-type="string">
            <text:p>0x27</text:p>
          </table:table-cell>
          <table:table-cell table:style-name="ce22" office:value-type="string" calcext:value-type="string">
            <text:p>Only read</text:p>
          </table:table-cell>
          <table:table-cell table:style-name="ce37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ls" table:style-name="ta1">
        <table:table-column table:style-name="co1" table:number-columns-repeated="2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1020" table:default-cell-style-name="ce17"/>
        <table:table-row table:style-name="ro1">
          <table:table-cell table:style-name="ce16" office:value-type="string" calcext:value-type="string" table:number-columns-spanned="2" table:number-rows-spanned="1">
            <text:p>Тип регистра:</text:p>
          </table:table-cell>
          <table:covered-table-cell table:style-name="ce23"/>
          <table:table-cell table:style-name="ce24" office:value-type="string" calcext:value-type="string" table:number-columns-spanned="2" table:number-rows-spanned="1">
            <text:p>битовый регистр, после включения устройтсва установлен в FALSE</text:p>
          </table:table-cell>
          <table:covered-table-cell table:style-name="ce1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Адрес</text:p>
          </table:table-cell>
          <table:covered-table-cell table:style-name="ce23"/>
          <table:table-cell table:style-name="ce25" office:value-type="string" calcext:value-type="string" table:number-columns-spanned="1" table:number-rows-spanned="2">
            <text:p>Поддерживаемые операции</text:p>
          </table:table-cell>
          <table:table-cell table:style-name="ce3" office:value-type="string" calcext:value-type="string" table:number-columns-spanned="1" table:number-rows-spanned="2">
            <text:p>Описание регистра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c</text:p>
          </table:table-cell>
          <table:table-cell table:style-name="ce4" office:value-type="string" calcext:value-type="string">
            <text:p>hex</text:p>
          </table:table-cell>
          <table:covered-table-cell table:style-name="ce4"/>
          <table:covered-table-cell table:style-name="ce11"/>
          <table:table-cell table:number-columns-repeated="1020"/>
        </table:table-row>
        <table:table-row table:style-name="ro1">
          <table:table-cell table:style-name="ce20" table:formula="of:=0" office:value-type="float" office:value="0" calcext:value-type="float">
            <text:p>0</text:p>
          </table:table-cell>
          <table:table-cell table:style-name="ce20" table:formula="of:=&quot;0x&quot;&amp;DEC2HEX([.A5];2)" office:value-type="string" office:string-value="0x00" calcext:value-type="string">
            <text:p>0x00</text:p>
          </table:table-cell>
          <table:table-cell table:style-name="ce20" office:value-type="string" calcext:value-type="string">
            <text:p>Read/Write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1" table:formula="of:=[.A5]+1" office:value-type="float" office:value="1" calcext:value-type="float">
            <text:p>1</text:p>
          </table:table-cell>
          <table:table-cell table:style-name="ce21" table:formula="of:=&quot;0x&quot;&amp;DEC2HEX([.A6];2)" office:value-type="string" office:string-value="0x01" calcext:value-type="string">
            <text:p>0x01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6]+1" office:value-type="float" office:value="2" calcext:value-type="float">
            <text:p>2</text:p>
          </table:table-cell>
          <table:table-cell table:style-name="ce21" table:formula="of:=&quot;0x&quot;&amp;DEC2HEX([.A7];2)" office:value-type="string" office:string-value="0x02" calcext:value-type="string">
            <text:p>0x02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7]+1" office:value-type="float" office:value="3" calcext:value-type="float">
            <text:p>3</text:p>
          </table:table-cell>
          <table:table-cell table:style-name="ce21" table:formula="of:=&quot;0x&quot;&amp;DEC2HEX([.A8];2)" office:value-type="string" office:string-value="0x03" calcext:value-type="string">
            <text:p>0x03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8]+1" office:value-type="float" office:value="4" calcext:value-type="float">
            <text:p>4</text:p>
          </table:table-cell>
          <table:table-cell table:style-name="ce21" table:formula="of:=&quot;0x&quot;&amp;DEC2HEX([.A9];2)" office:value-type="string" office:string-value="0x04" calcext:value-type="string">
            <text:p>0x04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9]+1" office:value-type="float" office:value="5" calcext:value-type="float">
            <text:p>5</text:p>
          </table:table-cell>
          <table:table-cell table:style-name="ce21" table:formula="of:=&quot;0x&quot;&amp;DEC2HEX([.A10];2)" office:value-type="string" office:string-value="0x05" calcext:value-type="string">
            <text:p>0x05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21" table:formula="of:=[.A10]+1" office:value-type="float" office:value="6" calcext:value-type="float">
            <text:p>6</text:p>
          </table:table-cell>
          <table:table-cell table:style-name="ce21" table:formula="of:=&quot;0x&quot;&amp;DEC2HEX([.A11];2)" office:value-type="string" office:string-value="0x06" calcext:value-type="string">
            <text:p>0x06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Битовый регистр для запуска процедуры сброса ошибки; установить в TRUE для сброса ошибки, после выполнения будет установлен в FALSE.</text:p>
          </table:table-cell>
          <table:table-cell table:number-columns-repeated="1020"/>
        </table:table-row>
        <table:table-row table:style-name="ro2">
          <table:table-cell table:style-name="ce21" table:formula="of:=[.A11]+1" office:value-type="float" office:value="7" calcext:value-type="float">
            <text:p>7</text:p>
          </table:table-cell>
          <table:table-cell table:style-name="ce21" table:formula="of:=&quot;0x&quot;&amp;DEC2HEX([.A12];2)" office:value-type="string" office:string-value="0x07" calcext:value-type="string">
            <text:p>0x07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Битовый регистр для запуска процедуры смены фокусного расстояния; установить в TRUE для запуска процедуры, по окончании процедуры будет аппаратно сброшен в FALSE.</text:p>
          </table:table-cell>
          <table:table-cell table:number-columns-repeated="1020"/>
        </table:table-row>
        <table:table-row table:style-name="ro1">
          <table:table-cell table:style-name="ce21" table:formula="of:=[.A12]+1" office:value-type="float" office:value="8" calcext:value-type="float">
            <text:p>8</text:p>
          </table:table-cell>
          <table:table-cell table:style-name="ce21" table:formula="of:=&quot;0x&quot;&amp;DEC2HEX([.A13];2)" office:value-type="string" office:string-value="0x08" calcext:value-type="string">
            <text:p>0x08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13]+1" office:value-type="float" office:value="9" calcext:value-type="float">
            <text:p>9</text:p>
          </table:table-cell>
          <table:table-cell table:style-name="ce21" table:formula="of:=&quot;0x&quot;&amp;DEC2HEX([.A14];2)" office:value-type="string" office:string-value="0x09" calcext:value-type="string">
            <text:p>0x09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14]+1" office:value-type="float" office:value="10" calcext:value-type="float">
            <text:p>10</text:p>
          </table:table-cell>
          <table:table-cell table:style-name="ce21" table:formula="of:=&quot;0x&quot;&amp;DEC2HEX([.A15];2)" office:value-type="string" office:string-value="0x0A" calcext:value-type="string">
            <text:p>0x0A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21" table:formula="of:=[.A15]+1" office:value-type="float" office:value="11" calcext:value-type="float">
            <text:p>11</text:p>
          </table:table-cell>
          <table:table-cell table:style-name="ce21" table:formula="of:=&quot;0x&quot;&amp;DEC2HEX([.A16];2)" office:value-type="string" office:string-value="0x0B" calcext:value-type="string">
            <text:p>0x0B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Битовый регистр для принудительного перезапуска устройства; установить в TRUE для перезапуска.</text:p>
          </table:table-cell>
          <table:table-cell table:number-columns-repeated="1020"/>
        </table:table-row>
        <table:table-row table:style-name="ro1">
          <table:table-cell table:style-name="ce21" table:formula="of:=[.A16]+1" office:value-type="float" office:value="12" calcext:value-type="float">
            <text:p>12</text:p>
          </table:table-cell>
          <table:table-cell table:style-name="ce21" table:formula="of:=&quot;0x&quot;&amp;DEC2HEX([.A17];2)" office:value-type="string" office:string-value="0x0C" calcext:value-type="string">
            <text:p>0x0C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17]+1" office:value-type="float" office:value="13" calcext:value-type="float">
            <text:p>13</text:p>
          </table:table-cell>
          <table:table-cell table:style-name="ce21" table:formula="of:=&quot;0x&quot;&amp;DEC2HEX([.A18];2)" office:value-type="string" office:string-value="0x0D" calcext:value-type="string">
            <text:p>0x0D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18]+1" office:value-type="float" office:value="14" calcext:value-type="float">
            <text:p>14</text:p>
          </table:table-cell>
          <table:table-cell table:style-name="ce21" table:formula="of:=&quot;0x&quot;&amp;DEC2HEX([.A19];2)" office:value-type="string" office:string-value="0x0E" calcext:value-type="string">
            <text:p>0x0E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19]+1" office:value-type="float" office:value="15" calcext:value-type="float">
            <text:p>15</text:p>
          </table:table-cell>
          <table:table-cell table:style-name="ce21" table:formula="of:=&quot;0x&quot;&amp;DEC2HEX([.A20];2)" office:value-type="string" office:string-value="0x0F" calcext:value-type="string">
            <text:p>0x0F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20]+1" office:value-type="float" office:value="16" calcext:value-type="float">
            <text:p>16</text:p>
          </table:table-cell>
          <table:table-cell table:style-name="ce21" table:formula="of:=&quot;0x&quot;&amp;DEC2HEX([.A21];2)" office:value-type="string" office:string-value="0x10" calcext:value-type="string">
            <text:p>0x10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21" table:formula="of:=[.A21]+1" office:value-type="float" office:value="17" calcext:value-type="float">
            <text:p>17</text:p>
          </table:table-cell>
          <table:table-cell table:style-name="ce21" table:formula="of:=&quot;0x&quot;&amp;DEC2HEX([.A22];2)" office:value-type="string" office:string-value="0x11" calcext:value-type="string">
            <text:p>0x11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Битовый регистр для сброса в начальное состояние всех дискретных выходов.</text:p>
          </table:table-cell>
          <table:table-cell table:number-columns-repeated="1020"/>
        </table:table-row>
        <table:table-row table:style-name="ro4">
          <table:table-cell table:style-name="ce21" table:formula="of:=[.A22]+1" office:value-type="float" office:value="18" calcext:value-type="float">
            <text:p>18</text:p>
          </table:table-cell>
          <table:table-cell table:style-name="ce21" table:formula="of:=&quot;0x&quot;&amp;DEC2HEX([.A23];2)" office:value-type="string" office:string-value="0x12" calcext:value-type="string">
            <text:p>0x12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Битовый регистр для сброса в начальное состояние первой группы дискретных выходов.</text:p>
          </table:table-cell>
          <table:table-cell table:number-columns-repeated="1020"/>
        </table:table-row>
        <table:table-row table:style-name="ro4">
          <table:table-cell table:style-name="ce21" table:formula="of:=[.A23]+1" office:value-type="float" office:value="19" calcext:value-type="float">
            <text:p>19</text:p>
          </table:table-cell>
          <table:table-cell table:style-name="ce21" table:formula="of:=&quot;0x&quot;&amp;DEC2HEX([.A24];2)" office:value-type="string" office:string-value="0x13" calcext:value-type="string">
            <text:p>0x13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Битовый регистр для сброса в начальное состояние второй группы дискретных выходов.</text:p>
          </table:table-cell>
          <table:table-cell table:number-columns-repeated="1020"/>
        </table:table-row>
        <table:table-row table:style-name="ro1">
          <table:table-cell table:style-name="ce21" table:formula="of:=[.A24]+1" office:value-type="float" office:value="20" calcext:value-type="float">
            <text:p>20</text:p>
          </table:table-cell>
          <table:table-cell table:style-name="ce21" table:formula="of:=&quot;0x&quot;&amp;DEC2HEX([.A25];2)" office:value-type="string" office:string-value="0x14" calcext:value-type="string">
            <text:p>0x14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25]+1" office:value-type="float" office:value="21" calcext:value-type="float">
            <text:p>21</text:p>
          </table:table-cell>
          <table:table-cell table:style-name="ce21" table:formula="of:=&quot;0x&quot;&amp;DEC2HEX([.A26];2)" office:value-type="string" office:string-value="0x15" calcext:value-type="string">
            <text:p>0x15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26]+1" office:value-type="float" office:value="22" calcext:value-type="float">
            <text:p>22</text:p>
          </table:table-cell>
          <table:table-cell table:style-name="ce21" table:formula="of:=&quot;0x&quot;&amp;DEC2HEX([.A27];2)" office:value-type="string" office:string-value="0x16" calcext:value-type="string">
            <text:p>0x16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27]+1" office:value-type="float" office:value="23" calcext:value-type="float">
            <text:p>23</text:p>
          </table:table-cell>
          <table:table-cell table:style-name="ce21" table:formula="of:=&quot;0x&quot;&amp;DEC2HEX([.A28];2)" office:value-type="string" office:string-value="0x17" calcext:value-type="string">
            <text:p>0x17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21" table:formula="of:=[.A28]+1" office:value-type="float" office:value="24" calcext:value-type="float">
            <text:p>24</text:p>
          </table:table-cell>
          <table:table-cell table:style-name="ce21" table:formula="of:=&quot;0x&quot;&amp;DEC2HEX([.A29];2)" office:value-type="string" office:string-value="0x18" calcext:value-type="string">
            <text:p>0x18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Дискретный выход №5; FALSE – выходной транзистор заперт, на выходе +24 В, TRUE – выходной транзистор открыт, выход притянут к земле.</text:p>
          </table:table-cell>
          <table:table-cell table:number-columns-repeated="1020"/>
        </table:table-row>
        <table:table-row table:style-name="ro2">
          <table:table-cell table:style-name="ce21" table:formula="of:=[.A29]+1" office:value-type="float" office:value="25" calcext:value-type="float">
            <text:p>25</text:p>
          </table:table-cell>
          <table:table-cell table:style-name="ce21" table:formula="of:=&quot;0x&quot;&amp;DEC2HEX([.A30];2)" office:value-type="string" office:string-value="0x19" calcext:value-type="string">
            <text:p>0x19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Дискретный выход №6; FALSE – выходной транзистор заперт, на выходе +24 В, TRUE – выходной транзистор открыт, выход притянут к земле.</text:p>
          </table:table-cell>
          <table:table-cell table:number-columns-repeated="1020"/>
        </table:table-row>
        <table:table-row table:style-name="ro2">
          <table:table-cell table:style-name="ce21" table:formula="of:=[.A30]+1" office:value-type="float" office:value="26" calcext:value-type="float">
            <text:p>26</text:p>
          </table:table-cell>
          <table:table-cell table:style-name="ce21" table:formula="of:=&quot;0x&quot;&amp;DEC2HEX([.A31];2)" office:value-type="string" office:string-value="0x1A" calcext:value-type="string">
            <text:p>0x1A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Дискретный выход №7; FALSE – выходной транзистор заперт, на выходе +24 В, TRUE – выходной транзистор открыт, выход притянут к земле.</text:p>
          </table:table-cell>
          <table:table-cell table:number-columns-repeated="1020"/>
        </table:table-row>
        <table:table-row table:style-name="ro2">
          <table:table-cell table:style-name="ce21" table:formula="of:=[.A31]+1" office:value-type="float" office:value="27" calcext:value-type="float">
            <text:p>27</text:p>
          </table:table-cell>
          <table:table-cell table:style-name="ce21" table:formula="of:=&quot;0x&quot;&amp;DEC2HEX([.A32];2)" office:value-type="string" office:string-value="0x1B" calcext:value-type="string">
            <text:p>0x1B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Дискретный выход №8; FALSE – выходной транзистор заперт, на выходе +24 В, TRUE – выходной транзистор открыт, выход притянут к земле.</text:p>
          </table:table-cell>
          <table:table-cell table:number-columns-repeated="1020"/>
        </table:table-row>
        <table:table-row table:style-name="ro2">
          <table:table-cell table:style-name="ce21" table:formula="of:=[.A32]+1" office:value-type="float" office:value="28" calcext:value-type="float">
            <text:p>28</text:p>
          </table:table-cell>
          <table:table-cell table:style-name="ce21" table:formula="of:=&quot;0x&quot;&amp;DEC2HEX([.A33];2)" office:value-type="string" office:string-value="0x1C" calcext:value-type="string">
            <text:p>0x1C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Дискретный выход №9; FALSE – выходной транзистор заперт, на выходе +24 В, TRUE – выходной транзистор открыт, выход притянут к земле.</text:p>
          </table:table-cell>
          <table:table-cell table:number-columns-repeated="1020"/>
        </table:table-row>
        <table:table-row table:style-name="ro2">
          <table:table-cell table:style-name="ce21" table:formula="of:=[.A33]+1" office:value-type="float" office:value="29" calcext:value-type="float">
            <text:p>29</text:p>
          </table:table-cell>
          <table:table-cell table:style-name="ce21" table:formula="of:=&quot;0x&quot;&amp;DEC2HEX([.A34];2)" office:value-type="string" office:string-value="0x1D" calcext:value-type="string">
            <text:p>0x1D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Дискретный выход №10; FALSE – выходной транзистор заперт, на выходе +24 В, TRUE – выходной транзистор открыт, выход притянут к земле.</text:p>
          </table:table-cell>
          <table:table-cell table:number-columns-repeated="1020"/>
        </table:table-row>
        <table:table-row table:style-name="ro2">
          <table:table-cell table:style-name="ce21" table:formula="of:=[.A34]+1" office:value-type="float" office:value="30" calcext:value-type="float">
            <text:p>30</text:p>
          </table:table-cell>
          <table:table-cell table:style-name="ce21" table:formula="of:=&quot;0x&quot;&amp;DEC2HEX([.A35];2)" office:value-type="string" office:string-value="0x1E" calcext:value-type="string">
            <text:p>0x1E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Дискретный выход №11; FALSE – выходной транзистор заперт, на выходе +24 В, TRUE – выходной транзистор открыт, выход притянут к земле.</text:p>
          </table:table-cell>
          <table:table-cell table:number-columns-repeated="1020"/>
        </table:table-row>
        <table:table-row table:style-name="ro2">
          <table:table-cell table:style-name="ce21" table:formula="of:=[.A35]+1" office:value-type="float" office:value="31" calcext:value-type="float">
            <text:p>31</text:p>
          </table:table-cell>
          <table:table-cell table:style-name="ce21" table:formula="of:=&quot;0x&quot;&amp;DEC2HEX([.A36];2)" office:value-type="string" office:string-value="0x1F" calcext:value-type="string">
            <text:p>0x1F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Дискретный выход №12; FALSE – выходной транзистор заперт, на выходе +24 В, TRUE – выходной транзистор открыт, выход притянут к земле.</text:p>
          </table:table-cell>
          <table:table-cell table:number-columns-repeated="1020"/>
        </table:table-row>
        <table:table-row table:style-name="ro2">
          <table:table-cell table:style-name="ce21" table:formula="of:=[.A36]+1" office:value-type="float" office:value="32" calcext:value-type="float">
            <text:p>32</text:p>
          </table:table-cell>
          <table:table-cell table:style-name="ce21" table:formula="of:=&quot;0x&quot;&amp;DEC2HEX([.A37];2)" office:value-type="string" office:string-value="0x20" calcext:value-type="string">
            <text:p>0x20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Дискретный выход №13; FALSE – выходной транзистор заперт, на выходе +24 В, TRUE – выходной транзистор открыт, выход притянут к земле.</text:p>
          </table:table-cell>
          <table:table-cell table:number-columns-repeated="1020"/>
        </table:table-row>
        <table:table-row table:style-name="ro2">
          <table:table-cell table:style-name="ce21" table:formula="of:=[.A37]+1" office:value-type="float" office:value="33" calcext:value-type="float">
            <text:p>33</text:p>
          </table:table-cell>
          <table:table-cell table:style-name="ce21" table:formula="of:=&quot;0x&quot;&amp;DEC2HEX([.A38];2)" office:value-type="string" office:string-value="0x21" calcext:value-type="string">
            <text:p>0x21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Дискретный выход №14; FALSE – выходной транзистор заперт, на выходе +24 В, TRUE – выходной транзистор открыт, выход притянут к земле.</text:p>
          </table:table-cell>
          <table:table-cell table:number-columns-repeated="1020"/>
        </table:table-row>
        <table:table-row table:style-name="ro2">
          <table:table-cell table:style-name="ce21" table:formula="of:=[.A38]+1" office:value-type="float" office:value="34" calcext:value-type="float">
            <text:p>34</text:p>
          </table:table-cell>
          <table:table-cell table:style-name="ce21" table:formula="of:=&quot;0x&quot;&amp;DEC2HEX([.A39];2)" office:value-type="string" office:string-value="0x22" calcext:value-type="string">
            <text:p>0x22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Дискретный выход №15; FALSE – выходной транзистор заперт, на выходе +24 В, TRUE – выходной транзистор открыт, выход притянут к земле.</text:p>
          </table:table-cell>
          <table:table-cell table:number-columns-repeated="1020"/>
        </table:table-row>
        <table:table-row table:style-name="ro1">
          <table:table-cell table:style-name="ce21" table:formula="of:=[.A39]+1" office:value-type="float" office:value="35" calcext:value-type="float">
            <text:p>35</text:p>
          </table:table-cell>
          <table:table-cell table:style-name="ce21" table:formula="of:=&quot;0x&quot;&amp;DEC2HEX([.A40];2)" office:value-type="string" office:string-value="0x23" calcext:value-type="string">
            <text:p>0x23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40]+1" office:value-type="float" office:value="36" calcext:value-type="float">
            <text:p>36</text:p>
          </table:table-cell>
          <table:table-cell table:style-name="ce21" table:formula="of:=&quot;0x&quot;&amp;DEC2HEX([.A41];2)" office:value-type="string" office:string-value="0x24" calcext:value-type="string">
            <text:p>0x24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41]+1" office:value-type="float" office:value="37" calcext:value-type="float">
            <text:p>37</text:p>
          </table:table-cell>
          <table:table-cell table:style-name="ce21" table:formula="of:=&quot;0x&quot;&amp;DEC2HEX([.A42];2)" office:value-type="string" office:string-value="0x25" calcext:value-type="string">
            <text:p>0x25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42]+1" office:value-type="float" office:value="38" calcext:value-type="float">
            <text:p>38</text:p>
          </table:table-cell>
          <table:table-cell table:style-name="ce21" table:formula="of:=&quot;0x&quot;&amp;DEC2HEX([.A43];2)" office:value-type="string" office:string-value="0x26" calcext:value-type="string">
            <text:p>0x26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2" table:formula="of:=[.A43]+1" office:value-type="float" office:value="39" calcext:value-type="float">
            <text:p>39</text:p>
          </table:table-cell>
          <table:table-cell table:style-name="ce22" table:formula="of:=&quot;0x&quot;&amp;DEC2HEX([.A44];2)" office:value-type="string" office:string-value="0x27" calcext:value-type="string">
            <text:p>0x27</text:p>
          </table:table-cell>
          <table:table-cell table:style-name="ce22" office:value-type="string" calcext:value-type="string">
            <text:p>Read/Write </text:p>
          </table:table-cell>
          <table:table-cell table:style-name="ce37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Registers" table:style-name="ta1">
        <table:table-column table:style-name="co1" table:number-columns-repeated="2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1020" table:default-cell-style-name="ce17"/>
        <table:table-row table:style-name="ro1">
          <table:table-cell table:style-name="ce16" office:value-type="string" calcext:value-type="string" table:number-columns-spanned="2" table:number-rows-spanned="1">
            <text:p>Тип регистра:</text:p>
          </table:table-cell>
          <table:covered-table-cell table:style-name="ce23"/>
          <table:table-cell table:style-name="ce24" office:value-type="string" calcext:value-type="string" table:number-columns-spanned="2" table:number-rows-spanned="1">
            <text:p>16-и битный регистр</text:p>
          </table:table-cell>
          <table:covered-table-cell table:style-name="ce1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Адрес</text:p>
          </table:table-cell>
          <table:covered-table-cell table:style-name="ce23"/>
          <table:table-cell table:style-name="ce25" office:value-type="string" calcext:value-type="string" table:number-columns-spanned="1" table:number-rows-spanned="2">
            <text:p>Поддерживаемые операции</text:p>
          </table:table-cell>
          <table:table-cell table:style-name="ce3" office:value-type="string" calcext:value-type="string" table:number-columns-spanned="1" table:number-rows-spanned="2">
            <text:p>Описание регистра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c</text:p>
          </table:table-cell>
          <table:table-cell table:style-name="ce4" office:value-type="string" calcext:value-type="string">
            <text:p>hex</text:p>
          </table:table-cell>
          <table:covered-table-cell table:style-name="ce4"/>
          <table:covered-table-cell table:style-name="ce11"/>
          <table:table-cell table:number-columns-repeated="1020"/>
        </table:table-row>
        <table:table-row table:style-name="ro4">
          <table:table-cell table:style-name="ce20" table:formula="of:=0" office:value-type="float" office:value="0" calcext:value-type="float">
            <text:p>0</text:p>
          </table:table-cell>
          <table:table-cell table:style-name="ce20" table:formula="of:=&quot;0x&quot;&amp;DEC2HEX([.A5];2)" office:value-type="string" office:string-value="0x00" calcext:value-type="string">
            <text:p>0x00</text:p>
          </table:table-cell>
          <table:table-cell table:style-name="ce20" office:value-type="string" calcext:value-type="string">
            <text:p>Only read</text:p>
          </table:table-cell>
          <table:table-cell table:style-name="ce29" office:value-type="string" calcext:value-type="string">
            <text:p>Регистр содержит текущее значение таймера системных вызовов устройства.</text:p>
          </table:table-cell>
          <table:table-cell table:number-columns-repeated="1020"/>
        </table:table-row>
        <table:table-row table:style-name="ro3">
          <table:table-cell table:style-name="ce21" table:formula="of:=[.A5]+1" office:value-type="float" office:value="1" calcext:value-type="float">
            <text:p>1</text:p>
          </table:table-cell>
          <table:table-cell table:style-name="ce21" table:formula="of:=&quot;0x&quot;&amp;DEC2HEX([.A6];2)" office:value-type="string" office:string-value="0x01" calcext:value-type="string">
            <text:p>0x01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Регистр содержит текущее значение счётчика ошибок; если ошибок накопится более 100, то произойдёт перезапуск от ждущего таймера.</text:p>
          </table:table-cell>
          <table:table-cell table:number-columns-repeated="1020"/>
        </table:table-row>
        <table:table-row table:style-name="ro5">
          <table:table-cell table:style-name="ce21" table:formula="of:=[.A6]+1" office:value-type="float" office:value="2" calcext:value-type="float">
            <text:p>2</text:p>
          </table:table-cell>
          <table:table-cell table:style-name="ce21" table:formula="of:=&quot;0x&quot;&amp;DEC2HEX([.A7];2)" office:value-type="string" office:string-value="0x02" calcext:value-type="string">
            <text:p>0x02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Регистр содержит младший байта смещения адреса устройства в сети от дефолтного адреса.</text:p>
          </table:table-cell>
          <table:table-cell table:number-columns-repeated="1020"/>
        </table:table-row>
        <table:table-row table:style-name="ro1">
          <table:table-cell table:style-name="ce21" table:formula="of:=[.A7]+1" office:value-type="float" office:value="3" calcext:value-type="float">
            <text:p>3</text:p>
          </table:table-cell>
          <table:table-cell table:style-name="ce21" table:formula="of:=&quot;0x&quot;&amp;DEC2HEX([.A8];2)" office:value-type="string" office:string-value="0x03" calcext:value-type="string">
            <text:p>0x03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8]+1" office:value-type="float" office:value="4" calcext:value-type="float">
            <text:p>4</text:p>
          </table:table-cell>
          <table:table-cell table:style-name="ce21" table:formula="of:=&quot;0x&quot;&amp;DEC2HEX([.A9];2)" office:value-type="string" office:string-value="0x04" calcext:value-type="string">
            <text:p>0x04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21" table:formula="of:=[.A9]+1" office:value-type="float" office:value="5" calcext:value-type="float">
            <text:p>5</text:p>
          </table:table-cell>
          <table:table-cell table:style-name="ce21" table:formula="of:=&quot;0x&quot;&amp;DEC2HEX([.A10];2)" office:value-type="string" office:string-value="0x05" calcext:value-type="string">
            <text:p>0x05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Регистр содержит значение аналогового входа №1; диапазон значений 0x000-0xFFF.</text:p>
          </table:table-cell>
          <table:table-cell table:number-columns-repeated="1020"/>
        </table:table-row>
        <table:table-row table:style-name="ro4">
          <table:table-cell table:style-name="ce21" table:formula="of:=[.A10]+1" office:value-type="float" office:value="6" calcext:value-type="float">
            <text:p>6</text:p>
          </table:table-cell>
          <table:table-cell table:style-name="ce21" table:formula="of:=&quot;0x&quot;&amp;DEC2HEX([.A11];2)" office:value-type="string" office:string-value="0x06" calcext:value-type="string">
            <text:p>0x06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Регистр содержит значение аналогового входа №2; диапазон значений 0x000-0xFFF.</text:p>
          </table:table-cell>
          <table:table-cell table:number-columns-repeated="1020"/>
        </table:table-row>
        <table:table-row table:style-name="ro3">
          <table:table-cell table:style-name="ce21" table:formula="of:=[.A11]+1" office:value-type="float" office:value="7" calcext:value-type="float">
            <text:p>7</text:p>
          </table:table-cell>
          <table:table-cell table:style-name="ce21" table:formula="of:=&quot;0x&quot;&amp;DEC2HEX([.A12];2)" office:value-type="string" office:string-value="0x07" calcext:value-type="string">
            <text:p>0x07</text:p>
          </table:table-cell>
          <table:table-cell table:style-name="ce21" office:value-type="string" calcext:value-type="string">
            <text:p>Only read</text:p>
          </table:table-cell>
          <table:table-cell table:style-name="ce30" office:value-type="string" calcext:value-type="string">
            <text:p>Регистр содержит значение кода ошибки от лазерной головы; диапазон значений 0x000-0xFFF.</text:p>
          </table:table-cell>
          <table:table-cell table:number-columns-repeated="1020"/>
        </table:table-row>
        <table:table-row table:style-name="ro1">
          <table:table-cell table:style-name="ce21" table:formula="of:=[.A12]+1" office:value-type="float" office:value="8" calcext:value-type="float">
            <text:p>8</text:p>
          </table:table-cell>
          <table:table-cell table:style-name="ce21" table:formula="of:=&quot;0x&quot;&amp;DEC2HEX([.A13];2)" office:value-type="string" office:string-value="0x08" calcext:value-type="string">
            <text:p>0x08</text:p>
          </table:table-cell>
          <table:table-cell table:style-name="ce21" office:value-type="string" calcext:value-type="string">
            <text:p>Only read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1" table:formula="of:=[.A13]+1" office:value-type="float" office:value="9" calcext:value-type="float">
            <text:p>9</text:p>
          </table:table-cell>
          <table:table-cell table:style-name="ce15" table:formula="of:=&quot;0x&quot;&amp;DEC2HEX([.A14];2)" office:value-type="string" office:string-value="0x09" calcext:value-type="string">
            <text:p>0x09</text:p>
          </table:table-cell>
          <table:table-cell table:style-name="ce15" office:value-type="string" calcext:value-type="string">
            <text:p>Only read</text:p>
          </table:table-cell>
          <table:table-cell table:style-name="ce19"/>
          <table:table-cell table:number-columns-repeated="1020"/>
        </table:table-row>
        <table:table-row table:style-name="ro4">
          <table:table-cell table:style-name="ce21" table:formula="of:=[.A14]+1" office:value-type="float" office:value="10" calcext:value-type="float">
            <text:p>10</text:p>
          </table:table-cell>
          <table:table-cell table:style-name="ce15" table:formula="of:=&quot;0x&quot;&amp;DEC2HEX([.A15];2)" office:value-type="string" office:string-value="0x0A" calcext:value-type="string">
            <text:p>0x0A</text:p>
          </table:table-cell>
          <table:table-cell table:style-name="ce15" office:value-type="string" calcext:value-type="string">
            <text:p>Only read</text:p>
          </table:table-cell>
          <table:table-cell table:style-name="ce19" office:value-type="string" calcext:value-type="string">
            <text:p>Регистр содержит значение температуры защитного окна; диапазон значений от 0 до 200.</text:p>
          </table:table-cell>
          <table:table-cell table:number-columns-repeated="1020"/>
        </table:table-row>
        <table:table-row table:style-name="ro4">
          <table:table-cell table:style-name="ce21" table:formula="of:=[.A15]+1" office:value-type="float" office:value="11" calcext:value-type="float">
            <text:p>11</text:p>
          </table:table-cell>
          <table:table-cell table:style-name="ce15" table:formula="of:=&quot;0x&quot;&amp;DEC2HEX([.A16];2)" office:value-type="string" office:string-value="0x0B" calcext:value-type="string">
            <text:p>0x0B</text:p>
          </table:table-cell>
          <table:table-cell table:style-name="ce15" office:value-type="string" calcext:value-type="string">
            <text:p>Only read</text:p>
          </table:table-cell>
          <table:table-cell table:style-name="ce19" office:value-type="string" calcext:value-type="string">
            <text:p>Регистр содержит значение давления газа; диапазон значений от 0 до 25.</text:p>
          </table:table-cell>
          <table:table-cell table:number-columns-repeated="1020"/>
        </table:table-row>
        <table:table-row table:style-name="ro4">
          <table:table-cell table:style-name="ce21" table:formula="of:=[.A16]+1" office:value-type="float" office:value="12" calcext:value-type="float">
            <text:p>12</text:p>
          </table:table-cell>
          <table:table-cell table:style-name="ce15" table:formula="of:=&quot;0x&quot;&amp;DEC2HEX([.A17];2)" office:value-type="string" office:string-value="0x0C" calcext:value-type="string">
            <text:p>0x0C</text:p>
          </table:table-cell>
          <table:table-cell table:style-name="ce15" office:value-type="string" calcext:value-type="string">
            <text:p>Only read</text:p>
          </table:table-cell>
          <table:table-cell table:style-name="ce19" office:value-type="string" calcext:value-type="string">
            <text:p>Регистр содержит значение внутреннего давления; диапазон значений от 0 до 100.</text:p>
          </table:table-cell>
          <table:table-cell table:number-columns-repeated="1020"/>
        </table:table-row>
        <table:table-row table:style-name="ro3">
          <table:table-cell table:style-name="ce21" table:formula="of:=[.A17]+1" office:value-type="float" office:value="13" calcext:value-type="float">
            <text:p>13</text:p>
          </table:table-cell>
          <table:table-cell table:style-name="ce15" table:formula="of:=&quot;0x&quot;&amp;DEC2HEX([.A18];2)" office:value-type="string" office:string-value="0x0D" calcext:value-type="string">
            <text:p>0x0D</text:p>
          </table:table-cell>
          <table:table-cell table:style-name="ce15" office:value-type="string" calcext:value-type="string">
            <text:p>Only read</text:p>
          </table:table-cell>
          <table:table-cell table:style-name="ce19" office:value-type="string" calcext:value-type="string">
            <text:p>Регистр содержит значение температуры коллиматорной линзы; диапазон значений от 0 до 100.</text:p>
          </table:table-cell>
          <table:table-cell table:number-columns-repeated="1020"/>
        </table:table-row>
        <table:table-row table:style-name="ro3">
          <table:table-cell table:style-name="ce21" table:formula="of:=[.A18]+1" office:value-type="float" office:value="14" calcext:value-type="float">
            <text:p>14</text:p>
          </table:table-cell>
          <table:table-cell table:style-name="ce15" table:formula="of:=&quot;0x&quot;&amp;DEC2HEX([.A19];2)" office:value-type="string" office:string-value="0x0E" calcext:value-type="string">
            <text:p>0x0E</text:p>
          </table:table-cell>
          <table:table-cell table:style-name="ce15" office:value-type="string" calcext:value-type="string">
            <text:p>Only read</text:p>
          </table:table-cell>
          <table:table-cell table:style-name="ce19" office:value-type="string" calcext:value-type="string">
            <text:p>Регистр содержит значение температуры фокусирующей линзы; диапазон значений от 0 до 100.</text:p>
          </table:table-cell>
          <table:table-cell table:number-columns-repeated="1020"/>
        </table:table-row>
        <table:table-row table:style-name="ro3">
          <table:table-cell table:style-name="ce21" table:formula="of:=[.A19]+1" office:value-type="float" office:value="15" calcext:value-type="float">
            <text:p>15</text:p>
          </table:table-cell>
          <table:table-cell table:style-name="ce15" table:formula="of:=&quot;0x&quot;&amp;DEC2HEX([.A20];2)" office:value-type="string" office:string-value="0x0F" calcext:value-type="string">
            <text:p>0x0F</text:p>
          </table:table-cell>
          <table:table-cell table:style-name="ce15" office:value-type="string" calcext:value-type="string">
            <text:p>Only read</text:p>
          </table:table-cell>
          <table:table-cell table:style-name="ce19" office:value-type="string" calcext:value-type="string">
            <text:p>Регистр содержит значение общей температуры лазерной головы; диапазон значений от 0 до 100.</text:p>
          </table:table-cell>
          <table:table-cell table:number-columns-repeated="1020"/>
        </table:table-row>
        <table:table-row table:style-name="ro4">
          <table:table-cell table:style-name="ce21" table:formula="of:=[.A20]+1" office:value-type="float" office:value="16" calcext:value-type="float">
            <text:p>16</text:p>
          </table:table-cell>
          <table:table-cell table:style-name="ce15" table:formula="of:=&quot;0x&quot;&amp;DEC2HEX([.A21];2)" office:value-type="string" office:string-value="0x10" calcext:value-type="string">
            <text:p>0x10</text:p>
          </table:table-cell>
          <table:table-cell table:style-name="ce15" office:value-type="string" calcext:value-type="string">
            <text:p>Only read</text:p>
          </table:table-cell>
          <table:table-cell table:style-name="ce19" office:value-type="string" calcext:value-type="string">
            <text:p>Регистр содержит значение положения линз; диапазон значений от 0 до 10.</text:p>
          </table:table-cell>
          <table:table-cell table:number-columns-repeated="1020"/>
        </table:table-row>
        <table:table-row table:style-name="ro4">
          <table:table-cell table:style-name="ce21" table:formula="of:=[.A21]+1" office:value-type="float" office:value="17" calcext:value-type="float">
            <text:p>17</text:p>
          </table:table-cell>
          <table:table-cell table:style-name="ce15" table:formula="of:=&quot;0x&quot;&amp;DEC2HEX([.A22];2)" office:value-type="string" office:string-value="0x11" calcext:value-type="string">
            <text:p>0x11</text:p>
          </table:table-cell>
          <table:table-cell table:style-name="ce15" office:value-type="string" calcext:value-type="string">
            <text:p>Only read</text:p>
          </table:table-cell>
          <table:table-cell table:style-name="ce19" office:value-type="string" calcext:value-type="string">
            <text:p>Регистр содержит значение о рассеянии лазерного луча; диапазон значений от 0 до 1000.</text:p>
          </table:table-cell>
          <table:table-cell table:number-columns-repeated="1020"/>
        </table:table-row>
        <table:table-row table:style-name="ro3">
          <table:table-cell table:style-name="ce21" table:formula="of:=[.A22]+1" office:value-type="float" office:value="18" calcext:value-type="float">
            <text:p>18</text:p>
          </table:table-cell>
          <table:table-cell table:style-name="ce15" table:formula="of:=&quot;0x&quot;&amp;DEC2HEX([.A23];2)" office:value-type="string" office:string-value="0x12" calcext:value-type="string">
            <text:p>0x12</text:p>
          </table:table-cell>
          <table:table-cell table:style-name="ce15" office:value-type="string" calcext:value-type="string">
            <text:p>Only read</text:p>
          </table:table-cell>
          <table:table-cell table:style-name="ce19" office:value-type="string" calcext:value-type="string">
            <text:p>Регистр содержит значение о фокусной конфигурации линз; диапазон значений от 0 до 100.</text:p>
          </table:table-cell>
          <table:table-cell table:number-columns-repeated="1020"/>
        </table:table-row>
        <table:table-row table:style-name="ro4">
          <table:table-cell table:style-name="ce21" table:formula="of:=[.A23]+1" office:value-type="float" office:value="19" calcext:value-type="float">
            <text:p>19</text:p>
          </table:table-cell>
          <table:table-cell table:style-name="ce15" table:formula="of:=&quot;0x&quot;&amp;DEC2HEX([.A24];2)" office:value-type="string" office:string-value="0x13" calcext:value-type="string">
            <text:p>0x13</text:p>
          </table:table-cell>
          <table:table-cell table:style-name="ce15" office:value-type="string" calcext:value-type="string">
            <text:p>Only read</text:p>
          </table:table-cell>
          <table:table-cell table:style-name="ce19" office:value-type="string" calcext:value-type="string">
            <text:p>Регистр содержит значение Z позиции; диапазон значений от 0 до 100.</text:p>
          </table:table-cell>
          <table:table-cell table:number-columns-repeated="1020"/>
        </table:table-row>
        <table:table-row table:style-name="ro1">
          <table:table-cell table:style-name="ce21" table:formula="of:=[.A24]+1" office:value-type="float" office:value="20" calcext:value-type="float">
            <text:p>20</text:p>
          </table:table-cell>
          <table:table-cell table:style-name="ce15" table:formula="of:=&quot;0x&quot;&amp;DEC2HEX([.A25];2)" office:value-type="string" office:string-value="0x14" calcext:value-type="string">
            <text:p>0x14</text:p>
          </table:table-cell>
          <table:table-cell table:style-name="ce15" office:value-type="string" calcext:value-type="string">
            <text:p>Only read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21" table:formula="of:=[.A25]+1" office:value-type="float" office:value="21" calcext:value-type="float">
            <text:p>21</text:p>
          </table:table-cell>
          <table:table-cell table:style-name="ce15" table:formula="of:=&quot;0x&quot;&amp;DEC2HEX([.A26];2)" office:value-type="string" office:string-value="0x15" calcext:value-type="string">
            <text:p>0x15</text:p>
          </table:table-cell>
          <table:table-cell table:style-name="ce15" office:value-type="string" calcext:value-type="string">
            <text:p>Only read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21" table:formula="of:=[.A26]+1" office:value-type="float" office:value="22" calcext:value-type="float">
            <text:p>22</text:p>
          </table:table-cell>
          <table:table-cell table:style-name="ce15" table:formula="of:=&quot;0x&quot;&amp;DEC2HEX([.A27];2)" office:value-type="string" office:string-value="0x16" calcext:value-type="string">
            <text:p>0x16</text:p>
          </table:table-cell>
          <table:table-cell table:style-name="ce15" office:value-type="string" calcext:value-type="string">
            <text:p>Only read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21" table:formula="of:=[.A27]+1" office:value-type="float" office:value="23" calcext:value-type="float">
            <text:p>23</text:p>
          </table:table-cell>
          <table:table-cell table:style-name="ce15" table:formula="of:=&quot;0x&quot;&amp;DEC2HEX([.A28];2)" office:value-type="string" office:string-value="0x17" calcext:value-type="string">
            <text:p>0x17</text:p>
          </table:table-cell>
          <table:table-cell table:style-name="ce15" office:value-type="string" calcext:value-type="string">
            <text:p>Only read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21" table:formula="of:=[.A28]+1" office:value-type="float" office:value="24" calcext:value-type="float">
            <text:p>24</text:p>
          </table:table-cell>
          <table:table-cell table:style-name="ce15" table:formula="of:=&quot;0x&quot;&amp;DEC2HEX([.A29];2)" office:value-type="string" office:string-value="0x18" calcext:value-type="string">
            <text:p>0x18</text:p>
          </table:table-cell>
          <table:table-cell table:style-name="ce15" office:value-type="string" calcext:value-type="string">
            <text:p>Only read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21" table:formula="of:=[.A29]+1" office:value-type="float" office:value="25" calcext:value-type="float">
            <text:p>25</text:p>
          </table:table-cell>
          <table:table-cell table:style-name="ce15" table:formula="of:=&quot;0x&quot;&amp;DEC2HEX([.A30];2)" office:value-type="string" office:string-value="0x19" calcext:value-type="string">
            <text:p>0x19</text:p>
          </table:table-cell>
          <table:table-cell table:style-name="ce15" office:value-type="string" calcext:value-type="string">
            <text:p>Only read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21" table:formula="of:=[.A30]+1" office:value-type="float" office:value="26" calcext:value-type="float">
            <text:p>26</text:p>
          </table:table-cell>
          <table:table-cell table:style-name="ce15" table:formula="of:=&quot;0x&quot;&amp;DEC2HEX([.A31];2)" office:value-type="string" office:string-value="0x1A" calcext:value-type="string">
            <text:p>0x1A</text:p>
          </table:table-cell>
          <table:table-cell table:style-name="ce15" office:value-type="string" calcext:value-type="string">
            <text:p>Only read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21" table:formula="of:=[.A31]+1" office:value-type="float" office:value="27" calcext:value-type="float">
            <text:p>27</text:p>
          </table:table-cell>
          <table:table-cell table:style-name="ce15" table:formula="of:=&quot;0x&quot;&amp;DEC2HEX([.A32];2)" office:value-type="string" office:string-value="0x1B" calcext:value-type="string">
            <text:p>0x1B</text:p>
          </table:table-cell>
          <table:table-cell table:style-name="ce15" office:value-type="string" calcext:value-type="string">
            <text:p>Only read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21" table:formula="of:=[.A32]+1" office:value-type="float" office:value="28" calcext:value-type="float">
            <text:p>28</text:p>
          </table:table-cell>
          <table:table-cell table:style-name="ce15" table:formula="of:=&quot;0x&quot;&amp;DEC2HEX([.A33];2)" office:value-type="string" office:string-value="0x1C" calcext:value-type="string">
            <text:p>0x1C</text:p>
          </table:table-cell>
          <table:table-cell table:style-name="ce15" office:value-type="string" calcext:value-type="string">
            <text:p>Only read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21" table:formula="of:=[.A33]+1" office:value-type="float" office:value="29" calcext:value-type="float">
            <text:p>29</text:p>
          </table:table-cell>
          <table:table-cell table:style-name="ce15" table:formula="of:=&quot;0x&quot;&amp;DEC2HEX([.A34];2)" office:value-type="string" office:string-value="0x1D" calcext:value-type="string">
            <text:p>0x1D</text:p>
          </table:table-cell>
          <table:table-cell table:style-name="ce15" office:value-type="string" calcext:value-type="string">
            <text:p>Only read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22" table:formula="of:=[.A34]+1" office:value-type="float" office:value="30" calcext:value-type="float">
            <text:p>30</text:p>
          </table:table-cell>
          <table:table-cell table:style-name="ce18" table:formula="of:=&quot;0x&quot;&amp;DEC2HEX([.A35];2)" office:value-type="string" office:string-value="0x1E" calcext:value-type="string">
            <text:p>0x1E</text:p>
          </table:table-cell>
          <table:table-cell table:style-name="ce18" office:value-type="string" calcext:value-type="string">
            <text:p>Only read</text:p>
          </table:table-cell>
          <table:table-cell table:style-name="ce26"/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ldingRegisters" table:style-name="ta1">
        <table:table-column table:style-name="co1" table:number-columns-repeated="2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1020" table:default-cell-style-name="ce17"/>
        <table:table-row table:style-name="ro1">
          <table:table-cell table:style-name="ce16" office:value-type="string" calcext:value-type="string" table:number-columns-spanned="2" table:number-rows-spanned="1">
            <text:p>Тип регистра:</text:p>
          </table:table-cell>
          <table:covered-table-cell table:style-name="ce23"/>
          <table:table-cell table:style-name="ce24" office:value-type="string" calcext:value-type="string" table:number-columns-spanned="2" table:number-rows-spanned="1">
            <text:p>16-и битный регистр</text:p>
          </table:table-cell>
          <table:covered-table-cell table:style-name="ce1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Адрес</text:p>
          </table:table-cell>
          <table:covered-table-cell table:style-name="ce23"/>
          <table:table-cell table:style-name="ce25" office:value-type="string" calcext:value-type="string" table:number-columns-spanned="1" table:number-rows-spanned="2">
            <text:p>Поддерживаемые операции</text:p>
          </table:table-cell>
          <table:table-cell table:style-name="ce3" office:value-type="string" calcext:value-type="string" table:number-columns-spanned="1" table:number-rows-spanned="2">
            <text:p>Описание регистра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c</text:p>
          </table:table-cell>
          <table:table-cell table:style-name="ce4" office:value-type="string" calcext:value-type="string">
            <text:p>hex</text:p>
          </table:table-cell>
          <table:covered-table-cell table:style-name="ce4"/>
          <table:covered-table-cell table:style-name="ce11"/>
          <table:table-cell table:number-columns-repeated="1020"/>
        </table:table-row>
        <table:table-row table:style-name="ro1">
          <table:table-cell table:style-name="ce20" table:formula="of:=0" office:value-type="float" office:value="0" calcext:value-type="float">
            <text:p>0</text:p>
          </table:table-cell>
          <table:table-cell table:style-name="ce20" table:formula="of:=&quot;0x&quot;&amp;DEC2HEX([.A5];2)" office:value-type="string" office:string-value="0x00" calcext:value-type="string">
            <text:p>0x00</text:p>
          </table:table-cell>
          <table:table-cell table:style-name="ce20" office:value-type="string" calcext:value-type="string">
            <text:p>Read/Write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1" table:formula="of:=[.A5]+1" office:value-type="float" office:value="1" calcext:value-type="float">
            <text:p>1</text:p>
          </table:table-cell>
          <table:table-cell table:style-name="ce21" table:formula="of:=&quot;0x&quot;&amp;DEC2HEX([.A6];2)" office:value-type="string" office:string-value="0x01" calcext:value-type="string">
            <text:p>0x01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21" table:formula="of:=[.A6]+1" office:value-type="float" office:value="2" calcext:value-type="float">
            <text:p>2</text:p>
          </table:table-cell>
          <table:table-cell table:style-name="ce21" table:formula="of:=&quot;0x&quot;&amp;DEC2HEX([.A7];2)" office:value-type="string" office:string-value="0x02" calcext:value-type="string">
            <text:p>0x02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Регистр содержит значение для ШИМ выхода; диапазон принимаемых значений 0-499.</text:p>
          </table:table-cell>
          <table:table-cell table:number-columns-repeated="1020"/>
        </table:table-row>
        <table:table-row table:style-name="ro1">
          <table:table-cell table:style-name="ce21" table:formula="of:=[.A7]+1" office:value-type="float" office:value="3" calcext:value-type="float">
            <text:p>3</text:p>
          </table:table-cell>
          <table:table-cell table:style-name="ce21" table:formula="of:=&quot;0x&quot;&amp;DEC2HEX([.A8];2)" office:value-type="string" office:string-value="0x03" calcext:value-type="string">
            <text:p>0x03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21" table:formula="of:=[.A8]+1" office:value-type="float" office:value="4" calcext:value-type="float">
            <text:p>4</text:p>
          </table:table-cell>
          <table:table-cell table:style-name="ce21" table:formula="of:=&quot;0x&quot;&amp;DEC2HEX([.A9];2)" office:value-type="string" office:string-value="0x04" calcext:value-type="string">
            <text:p>0x04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Регистр записывает значение для двух аналоговых выходов, если в старшем байте будет записана 1; диапазон принимаемых значений 0-255.</text:p>
          </table:table-cell>
          <table:table-cell table:number-columns-repeated="1020"/>
        </table:table-row>
        <table:table-row table:style-name="ro3">
          <table:table-cell table:style-name="ce21" table:formula="of:=[.A9]+1" office:value-type="float" office:value="5" calcext:value-type="float">
            <text:p>5</text:p>
          </table:table-cell>
          <table:table-cell table:style-name="ce21" table:formula="of:=&quot;0x&quot;&amp;DEC2HEX([.A10];2)" office:value-type="string" office:string-value="0x05" calcext:value-type="string">
            <text:p>0x05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Регистр содержит значение для аналогового выхода №1; диапазон принимаемых значений 0-255.</text:p>
          </table:table-cell>
          <table:table-cell table:number-columns-repeated="1020"/>
        </table:table-row>
        <table:table-row table:style-name="ro3">
          <table:table-cell table:style-name="ce21" table:formula="of:=[.A10]+1" office:value-type="float" office:value="6" calcext:value-type="float">
            <text:p>6</text:p>
          </table:table-cell>
          <table:table-cell table:style-name="ce21" table:formula="of:=&quot;0x&quot;&amp;DEC2HEX([.A11];2)" office:value-type="string" office:string-value="0x06" calcext:value-type="string">
            <text:p>0x06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Регистр содержит значение для аналогового выхода №2; диапазон принимаемых значений 0-255.</text:p>
          </table:table-cell>
          <table:table-cell table:number-columns-repeated="1020"/>
        </table:table-row>
        <table:table-row table:style-name="ro3">
          <table:table-cell table:style-name="ce21" table:formula="of:=[.A11]+1" office:value-type="float" office:value="7" calcext:value-type="float">
            <text:p>7</text:p>
          </table:table-cell>
          <table:table-cell table:style-name="ce21" table:formula="of:=&quot;0x&quot;&amp;DEC2HEX([.A12];2)" office:value-type="string" office:string-value="0x07" calcext:value-type="string">
            <text:p>0x07</text:p>
          </table:table-cell>
          <table:table-cell table:style-name="ce21" office:value-type="string" calcext:value-type="string">
            <text:p>Read/Write</text:p>
          </table:table-cell>
          <table:table-cell table:style-name="ce30" office:value-type="string" calcext:value-type="string">
            <text:p>Регистр содержит значение для фокусного расстояния линзы; диапазон принимаемых значений 0-255.</text:p>
          </table:table-cell>
          <table:table-cell table:number-columns-repeated="1020"/>
        </table:table-row>
        <table:table-row table:style-name="ro1">
          <table:table-cell table:style-name="ce21" table:formula="of:=[.A12]+1" office:value-type="float" office:value="8" calcext:value-type="float">
            <text:p>8</text:p>
          </table:table-cell>
          <table:table-cell table:style-name="ce21" table:formula="of:=&quot;0x&quot;&amp;DEC2HEX([.A13];2)" office:value-type="string" office:string-value="0x08" calcext:value-type="string">
            <text:p>0x08</text:p>
          </table:table-cell>
          <table:table-cell table:style-name="ce21" office:value-type="string" calcext:value-type="string">
            <text:p>Read/Writ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22" table:formula="of:=[.A13]+1" office:value-type="float" office:value="9" calcext:value-type="float">
            <text:p>9</text:p>
          </table:table-cell>
          <table:table-cell table:style-name="ce22" table:formula="of:=&quot;0x&quot;&amp;DEC2HEX([.A14];2)" office:value-type="string" office:string-value="0x09" calcext:value-type="string">
            <text:p>0x09</text:p>
          </table:table-cell>
          <table:table-cell table:style-name="ce22" office:value-type="string" calcext:value-type="string">
            <text:p>Read/Write</text:p>
          </table:table-cell>
          <table:table-cell table:style-name="ce37"/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.00.0000</text:date>, <text:time style:data-style-name="N2" text:time-value="09:24:34.3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3:23:20.800000000</meta:creation-date>
    <meta:generator>LibreOffice/6.0.4.2$Windows_x86 LibreOffice_project/9b0d9b32d5dcda91d2f1a96dc04c645c450872bf</meta:generator>
    <meta:editing-duration>PT20H5M17S</meta:editing-duration>
    <meta:editing-cycles>26</meta:editing-cycles>
    <dc:date>2020-03-30T12:53:48.004000000</dc:date>
    <meta:document-statistic meta:table-count="4" meta:cell-count="450" meta:object-count="0"/>
  </office:meta>
</office:document-meta>
</file>